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verdana" svg:font-family="verdana, arial, helvetica, 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NangCap" style:family="table">
      <style:table-properties style:width="17cm" table:align="margins"/>
    </style:style>
    <style:style style:name="NangCap.A" style:family="table-column">
      <style:table-column-properties style:column-width="3.258cm" style:rel-column-width="1847*"/>
    </style:style>
    <style:style style:name="NangCap.B" style:family="table-column">
      <style:table-column-properties style:column-width="8.075cm" style:rel-column-width="4578*"/>
    </style:style>
    <style:style style:name="NangCap.C" style:family="table-column">
      <style:table-column-properties style:column-width="5.667cm" style:rel-column-width="3213*"/>
    </style:style>
    <style:style style:name="NangCap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ngCap.C1" style:family="table-cell">
      <style:table-cell-properties fo:padding="0.097cm" fo:border="0.002cm solid #000000"/>
    </style:style>
    <style:style style:name="NangCap.A2" style:family="table-cell">
      <style:table-cell-properties fo:padding="0.097cm" fo:border-left="0.002cm solid #000000" fo:border-right="none" fo:border-top="none" fo:border-bottom="0.002cm solid #000000"/>
    </style:style>
    <style:style style:name="NangCap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text-properties fo:font-style="normal" style:font-style-asian="normal" style:font-style-complex="normal"/>
    </style:style>
    <style:style style:name="P2" style:family="paragraph" style:parent-style-name="Table_20_Contents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3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000000" style:font-name="verdana" fo:font-size="9pt" fo:letter-spacing="normal" fo:font-style="normal" style:font-style-asian="normal" style:font-style-complex="normal"/>
    </style:style>
    <style:style style:name="T3" style:family="text">
      <style:text-properties style:font-name="Times New Roman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ân tích chức năng mới cho jForum trong dự án iShare</text:h>
      <text:p text:style-name="Standard">(Tham khảo <text:a xlink:type="simple" xlink:href="http://www.open-ones.com/ishare/posts/list/1.page">http://www.open-ones.com/ishare/posts/list/1.page</text:a>)</text:p>
      <text:p text:style-name="Standard"/>
      <text:h text:style-name="Heading_20_3" text:outline-level="3">Giới thiệu</text:h>
      <text:p text:style-name="Standard">iShare được phát triển từ mã nguồn của jForum phiên bản 2.1.8. Mã nguồn và tài liệu của iShare được phát triển tại “<text:a xlink:type="simple" xlink:href="https://open-ones.googlecode.com/svn/trunk/ProjectList/iShare">https://open-ones.googlecode.com/svn/trunk/ProjectList/iShare</text:a>”. Sản phẩm iShare sẽ được triển khai tại “<text:a xlink:type="simple" xlink:href="http://www.open-ones.com/ishare">http://www.open-ones.com/ishare</text:a>”.</text:p>
      <text:h text:style-name="Heading_20_2" text:outline-level="2"><text:span text:style-name="T1">Kế hoạch nâng cấp</text:span></text:h>
      <text:p text:style-name="Standard">Phiên bản iShare sẽ bắt đầu từ 2.1.8 lấy từ phiên bản của jForum.</text:p>
      <text:p text:style-name="Standard">Kế hoạch nâng cấp iShare</text:p>
      <table:table table:name="NangCap" table:style-name="NangCap">
        <table:table-column table:style-name="NangCap.A"/>
        <table:table-column table:style-name="NangCap.B"/>
        <table:table-column table:style-name="NangCap.C"/>
        <table:table-header-rows>
          <table:table-row>
            <table:table-cell table:style-name="NangCap.A1" office:value-type="string">
              <text:p text:style-name="Table_20_Heading">Phiên bản</text:p>
            </table:table-cell>
            <table:table-cell table:style-name="NangCap.A1" office:value-type="string">
              <text:p text:style-name="Table_20_Heading">Chức năng mới</text:p>
            </table:table-cell>
            <table:table-cell table:style-name="NangCap.C1" office:value-type="string">
              <text:p text:style-name="Table_20_Heading">Ghi chú</text:p>
            </table:table-cell>
          </table:table-row>
        </table:table-header-rows>
        <table:table-row>
          <table:table-cell table:style-name="NangCap.A2" office:value-type="string">
            <text:p text:style-name="Table_20_Contents">2.1.9</text:p>
          </table:table-cell>
          <table:table-cell table:style-name="NangCap.A2" office:value-type="string">
            <text:p text:style-name="P2">#1 Cho phép Admin thay đổi icon riêng cho Category, Forum <text:line-break/>#2 Cho phép Admin thêm tooltip cho Category, Forum </text:p>
            <text:p text:style-name="P2">#3 Việt hóa 1 phần bằng tiếng Việt</text:p>
          </table:table-cell>
          <table:table-cell table:style-name="NangCap.C2" office:value-type="string">
            <text:p text:style-name="Table_20_Contents"/>
          </table:table-cell>
        </table:table-row>
        <table:table-row>
          <table:table-cell table:style-name="NangCap.A2" office:value-type="string">
            <text:p text:style-name="Table_20_Contents"/>
          </table:table-cell>
          <table:table-cell table:style-name="NangCap.A2" office:value-type="string">
            <text:p text:style-name="Table_20_Contents"/>
          </table:table-cell>
          <table:table-cell table:style-name="NangCap.C2" office:value-type="string">
            <text:p text:style-name="Table_20_Contents"/>
          </table:table-cell>
        </table:table-row>
      </table:table>
      <text:p text:style-name="Standard">Bảng 1: Chức năng mới cho iShare</text:p>
      <text:h text:style-name="P1" text:outline-level="2">Giải pháp</text:h>
      <text:p text:style-name="Text_20_body"><text:span text:style-name="T1">(Phân tích để nâng cấp 2.19)</text:span></text:p>
      <text:p text:style-name="Text_20_body"><text:span text:style-name="T1">Để thực hiện các thay đổi trong Bảng 1 cần trả lời một số câu hỏi sau</text:span></text:p>
      <text:h text:style-name="Heading_20_3" text:outline-level="3"><text:span text:style-name="T1">#1- </text:span><text:span text:style-name="T2">Cho phép Admin thay đổi icon riêng cho Category, Forum</text:span></text:h>
      <text:list xml:id="list611167354" text:style-name="L1">
        <text:list-item>
          <text:p text:style-name="P3"><text:span text:style-name="T1">Muốn thay đổi màn hình Edit Category, Edit Forum thì cần sửa các file nào (file JSP, file resource)?</text:span></text:p>
        </text:list-item>
        <text:list-item>
          <text:p text:style-name="P3"><text:span text:style-name="T1">Muốn thêm trường dữ liệu cho Category, Forum thì cần sửa bảng nào trong CSDL</text:span></text:p>
        </text:list-item>
        <text:list-item>
          <text:p text:style-name="P3"><text:span text:style-name="T1">Các lớp Java liên quan (DataValidation, Controller, Dao, v.v..) khi cập nhật thông tin mới của Category, Forum xuống cơ sở dữ liệu.</text:span></text:p>
        </text:list-item>
      </text:list>
      <text:h text:style-name="Heading_20_3" text:outline-level="3"><text:span text:style-name="T1">#3- </text:span><text:span text:style-name="T2">Cho phép Admin thay đổi icon riêng cho Category, Forum</text:span></text:h>
      <text:list xml:id="list252703601" text:continue-numbering="true" text:style-name="L1">
        <text:list-item>
          <text:p text:style-name="P3"><text:span text:style-name="T1">Để hỗ trợ tiếng Việt thì cần sửa file nào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verdana" svg:font-family="verdana, arial, helvetica, sans-serif"/>
    <style:font-face style:name="Times New Roman1" svg:font-family="'Times New Roman'" style:font-family-generic="roman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vi" fo:country="VN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© Open-Ones Group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 Ngoc</meta:initial-creator>
    <meta:creation-date>2012-02-10T22:51:37</meta:creation-date>
    <meta:document-statistic meta:table-count="1" meta:image-count="0" meta:object-count="0" meta:page-count="1" meta:paragraph-count="24" meta:word-count="238" meta:character-count="1289"/>
    <dc:date>2012-02-10T23:35:09</dc:date>
    <dc:creator>Thach Le Ngoc</dc:creator>
    <meta:editing-duration>PT5M47S</meta:editing-duration>
    <meta:editing-cycles>1</meta:editing-cycles>
    <meta:generator>OpenOffice.org/3.3$Linux OpenOffice.org_project/330m20$Build-9567</meta:generator>
  </office:meta>
</office:document-meta>
</file>